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rsid="000aa066" officeooo:paragraph-rsid="000aa066"/>
    </style:style>
    <style:style style:name="P4" style:family="paragraph" style:parent-style-name="Standard">
      <style:paragraph-properties fo:text-align="start" style:justify-single-word="false"/>
      <style:text-properties officeooo:rsid="00059e0e" officeooo:paragraph-rsid="00059e0e"/>
    </style:style>
    <style:style style:name="P5" style:family="paragraph" style:parent-style-name="Standard">
      <style:paragraph-properties fo:text-align="start" style:justify-single-word="false"/>
      <style:text-properties officeooo:rsid="000657c8" officeooo:paragraph-rsid="000657c8"/>
    </style:style>
    <style:style style:name="P6" style:family="paragraph" style:parent-style-name="Standard">
      <style:paragraph-properties fo:text-align="start" style:justify-single-word="false"/>
      <style:text-properties officeooo:paragraph-rsid="000aa066"/>
    </style:style>
    <style:style style:name="P7" style:family="paragraph" style:parent-style-name="Standard">
      <style:paragraph-properties fo:text-align="start" style:justify-single-word="false"/>
      <style:text-properties officeooo:paragraph-rsid="000aa159"/>
    </style:style>
    <style:style style:name="P8" style:family="paragraph" style:parent-style-name="Standard">
      <style:paragraph-properties fo:text-align="start" style:justify-single-word="false"/>
      <style:text-properties officeooo:rsid="000aa159" officeooo:paragraph-rsid="000aa159"/>
    </style:style>
    <style:style style:name="P9" style:family="paragraph" style:parent-style-name="Standard" style:list-style-name="L1">
      <style:paragraph-properties fo:text-align="start" style:justify-single-word="false"/>
      <style:text-properties officeooo:paragraph-rsid="000d10c2"/>
    </style:style>
    <style:style style:name="P10" style:family="paragraph" style:parent-style-name="Standard">
      <style:paragraph-properties fo:text-align="start" style:justify-single-word="false"/>
      <style:text-properties officeooo:paragraph-rsid="000d10c2"/>
    </style:style>
    <style:style style:name="P11" style:family="paragraph" style:parent-style-name="Standard">
      <style:paragraph-properties fo:text-align="start" style:justify-single-word="false"/>
      <style:text-properties officeooo:paragraph-rsid="000d963a"/>
    </style:style>
    <style:style style:name="P12" style:family="paragraph" style:parent-style-name="Standard">
      <style:paragraph-properties fo:text-align="start" style:justify-single-word="false"/>
      <style:text-properties officeooo:paragraph-rsid="000db93a"/>
    </style:style>
    <style:style style:name="P13" style:family="paragraph" style:parent-style-name="Standard">
      <style:paragraph-properties fo:text-align="start" style:justify-single-word="false"/>
      <style:text-properties officeooo:paragraph-rsid="0010f458"/>
    </style:style>
    <style:style style:name="P14" style:family="paragraph" style:parent-style-name="Standard">
      <style:paragraph-properties fo:text-align="start" style:justify-single-word="false"/>
      <style:text-properties officeooo:paragraph-rsid="0011b975"/>
    </style:style>
    <style:style style:name="P15" style:family="paragraph" style:parent-style-name="Standard">
      <style:paragraph-properties fo:text-align="start" style:justify-single-word="false"/>
      <style:text-properties fo:font-size="18pt" officeooo:rsid="0011b975" officeooo:paragraph-rsid="0011b975" style:font-size-asian="18pt" style:font-size-complex="18pt"/>
    </style:style>
    <style:style style:name="P16" style:family="paragraph" style:parent-style-name="Standard">
      <style:paragraph-properties fo:text-align="start" style:justify-single-word="false"/>
      <style:text-properties officeooo:rsid="0011b975" officeooo:paragraph-rsid="0011b975"/>
    </style:style>
    <style:style style:name="P17" style:family="paragraph" style:parent-style-name="Standard">
      <style:paragraph-properties fo:text-align="start" style:justify-single-word="false"/>
      <style:text-properties officeooo:rsid="0011b975" officeooo:paragraph-rsid="0013b57b"/>
    </style:style>
    <style:style style:name="P18" style:family="paragraph" style:parent-style-name="Standard">
      <style:text-properties officeooo:paragraph-rsid="0013b57b"/>
    </style:style>
    <style:style style:name="P19" style:family="paragraph" style:parent-style-name="Standard">
      <style:text-properties officeooo:rsid="0014ace3" officeooo:paragraph-rsid="0014ace3"/>
    </style:style>
    <style:style style:name="P20" style:family="paragraph" style:parent-style-name="Standard">
      <style:text-properties officeooo:rsid="00153c71" officeooo:paragraph-rsid="00153c71"/>
    </style:style>
    <style:style style:name="P21" style:family="paragraph" style:parent-style-name="Standard">
      <style:paragraph-properties fo:text-align="start" style:justify-single-word="false"/>
      <style:text-properties officeooo:rsid="000db93a" officeooo:paragraph-rsid="000db93a"/>
    </style:style>
    <style:style style:name="P22" style:family="paragraph" style:parent-style-name="Standard">
      <style:paragraph-properties fo:text-align="start" style:justify-single-word="false"/>
      <style:text-properties officeooo:rsid="0015b63c" officeooo:paragraph-rsid="0015b63c"/>
    </style:style>
    <style:style style:name="P23" style:family="paragraph" style:parent-style-name="Standard">
      <style:paragraph-properties fo:text-align="start" style:justify-single-word="false"/>
      <style:text-properties fo:font-size="20pt" fo:font-weight="bold" officeooo:rsid="0015b63c" officeooo:paragraph-rsid="0015b63c" style:font-size-asian="20pt" style:font-weight-asian="bold" style:font-size-complex="20pt" style:font-weight-complex="bold"/>
    </style:style>
    <style:style style:name="P24" style:family="paragraph" style:parent-style-name="Standard">
      <style:paragraph-properties fo:text-align="start" style:justify-single-word="false"/>
      <style:text-properties officeooo:paragraph-rsid="0015b63c"/>
    </style:style>
    <style:style style:name="P25" style:family="paragraph" style:parent-style-name="Standard">
      <style:paragraph-properties fo:text-align="start" style:justify-single-word="false"/>
      <style:text-properties officeooo:rsid="0015b63c" officeooo:paragraph-rsid="0015c4e7"/>
    </style:style>
    <style:style style:name="P26" style:family="paragraph" style:parent-style-name="Standard">
      <style:paragraph-properties fo:text-align="start" style:justify-single-word="false"/>
      <style:text-properties fo:font-size="20pt" fo:font-weight="bold" officeooo:rsid="0015c4e7" officeooo:paragraph-rsid="0015c4e7" style:font-size-asian="20pt" style:font-weight-asian="bold" style:font-size-complex="20pt" style:font-weight-complex="bold"/>
    </style:style>
    <style:style style:name="P27" style:family="paragraph" style:parent-style-name="Standard">
      <style:paragraph-properties fo:text-align="start" style:justify-single-word="false"/>
      <style:text-properties fo:font-size="12pt" fo:font-weight="bold" officeooo:rsid="0015c4e7" officeooo:paragraph-rsid="0015c4e7"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fo:font-weight="bold" officeooo:rsid="0015b63c" officeooo:paragraph-rsid="0015b63c" style:font-size-asian="10.5pt" style:font-weight-asian="bold" style:font-size-complex="12pt" style:font-weight-complex="bold"/>
    </style:style>
    <style:style style:name="P29" style:family="paragraph" style:parent-style-name="Standard">
      <style:paragraph-properties fo:text-align="start" style:justify-single-word="false"/>
      <style:text-properties officeooo:paragraph-rsid="001a042b"/>
    </style:style>
    <style:style style:name="P30" style:family="paragraph" style:parent-style-name="Standard">
      <style:paragraph-properties fo:text-align="start" style:justify-single-word="false"/>
      <style:text-properties fo:font-size="20pt" fo:font-weight="bold" officeooo:rsid="001a042b" officeooo:paragraph-rsid="001a042b" style:font-size-asian="20pt" style:font-weight-asian="bold" style:font-size-complex="20pt" style:font-weight-complex="bold"/>
    </style:style>
    <style:style style:name="P31" style:family="paragraph" style:parent-style-name="Standard">
      <style:paragraph-properties fo:text-align="start" style:justify-single-word="false"/>
      <style:text-properties fo:font-weight="normal" officeooo:paragraph-rsid="001a042b" style:font-weight-asian="normal" style:font-weight-complex="normal"/>
    </style:style>
    <style:style style:name="P32" style:family="paragraph" style:parent-style-name="Standard">
      <style:paragraph-properties fo:text-align="start" style:justify-single-word="false"/>
      <style:text-properties fo:font-size="20pt" fo:font-weight="bold" officeooo:paragraph-rsid="001a042b" style:font-size-asian="20pt" style:font-weight-asian="bold" style:font-size-complex="20pt" style:font-weight-complex="bold"/>
    </style:style>
    <style:style style:name="P33" style:family="paragraph" style:parent-style-name="Standard">
      <style:text-properties officeooo:rsid="001b99ff" officeooo:paragraph-rsid="001b99ff"/>
    </style:style>
    <style:style style:name="P34" style:family="paragraph" style:parent-style-name="Standard">
      <style:paragraph-properties fo:text-align="start" style:justify-single-word="false"/>
      <style:text-properties fo:font-weight="normal" officeooo:paragraph-rsid="001d6d48" style:font-weight-asian="normal" style:font-weight-complex="normal"/>
    </style:style>
    <style:style style:name="P35" style:family="paragraph" style:parent-style-name="Standard">
      <style:paragraph-properties fo:text-align="start" style:justify-single-word="false"/>
      <style:text-properties fo:font-size="20pt" fo:font-weight="bold" officeooo:rsid="001d6d48" officeooo:paragraph-rsid="001d6d48" style:font-size-asian="20pt" style:font-weight-asian="bold" style:font-size-complex="20pt" style:font-weight-complex="bold"/>
    </style:style>
    <style:style style:name="P36" style:family="paragraph" style:parent-style-name="Standard">
      <style:paragraph-properties fo:text-align="start" style:justify-single-word="false"/>
      <style:text-properties officeooo:paragraph-rsid="001d6d48"/>
    </style:style>
    <style:style style:name="T1" style:family="text">
      <style:text-properties officeooo:rsid="00059e0e"/>
    </style:style>
    <style:style style:name="T2" style:family="text">
      <style:text-properties officeooo:rsid="000657c8"/>
    </style:style>
    <style:style style:name="T3" style:family="text">
      <style:text-properties officeooo:rsid="000663d4"/>
    </style:style>
    <style:style style:name="T4" style:family="text">
      <style:text-properties officeooo:rsid="0008084e"/>
    </style:style>
    <style:style style:name="T5" style:family="text">
      <style:text-properties officeooo:rsid="000886e1"/>
    </style:style>
    <style:style style:name="T6" style:family="text">
      <style:text-properties officeooo:rsid="0009707a"/>
    </style:style>
    <style:style style:name="T7" style:family="text">
      <style:text-properties fo:font-size="20pt" style:font-size-asian="20pt" style:font-size-complex="20pt"/>
    </style:style>
    <style:style style:name="T8" style:family="text">
      <style:text-properties fo:font-size="20pt" fo:font-weight="bold" officeooo:rsid="000aa159" style:font-size-asian="20pt" style:font-weight-asian="bold" style:font-size-complex="20pt" style:font-weight-complex="bold"/>
    </style:style>
    <style:style style:name="T9" style:family="text">
      <style:text-properties officeooo:rsid="000aa159"/>
    </style:style>
    <style:style style:name="T10" style:family="text">
      <style:text-properties officeooo:rsid="000b20f9"/>
    </style:style>
    <style:style style:name="T11" style:family="text">
      <style:text-properties officeooo:rsid="000d10c2"/>
    </style:style>
    <style:style style:name="T12" style:family="text">
      <style:text-properties fo:color="#6688cc" loext:opacity="100%" fo:background-color="#000c18" loext:char-shading-value="0"/>
    </style:style>
    <style:style style:name="T13" style:family="text">
      <style:text-properties fo:color="#6688cc" loext:opacity="100%" fo:font-family="Consolas, 'Courier New', monospace" fo:font-size="10.5pt" fo:font-weight="normal" fo:background-color="#000c18" loext:char-shading-value="0"/>
    </style:style>
    <style:style style:name="T14" style:family="text">
      <style:text-properties fo:color="#225588" loext:opacity="100%" fo:font-family="Consolas, 'Courier New', monospace" fo:font-size="10.5pt" fo:font-weight="normal" fo:background-color="#000c18" loext:char-shading-value="0"/>
    </style:style>
    <style:style style:name="T15" style:family="text">
      <style:text-properties fo:color="#ddbb88" loext:opacity="100%" fo:font-family="Consolas, 'Courier New', monospace" fo:font-size="10.5pt" fo:font-weight="normal" fo:background-color="#000c18" loext:char-shading-value="0"/>
    </style:style>
    <style:style style:name="T16" style:family="text">
      <style:text-properties fo:color="#22aa44" loext:opacity="100%" fo:font-family="Consolas, 'Courier New', monospace" fo:font-size="10.5pt" fo:font-weight="normal" fo:background-color="#000c18" loext:char-shading-value="0"/>
    </style:style>
    <style:style style:name="T17" style:family="text">
      <style:text-properties officeooo:rsid="000d963a"/>
    </style:style>
    <style:style style:name="T18" style:family="text">
      <style:text-properties fo:color="#22aa44" loext:opacity="100%" fo:font-family="Consolas, 'Courier New', monospace" fo:font-size="10.5pt" fo:font-weight="normal" officeooo:rsid="000d963a" fo:background-color="#000c18" loext:char-shading-value="0"/>
    </style:style>
    <style:style style:name="T19" style:family="text">
      <style:text-properties officeooo:rsid="000db93a"/>
    </style:style>
    <style:style style:name="T20" style:family="text">
      <style:text-properties officeooo:rsid="00102cdb"/>
    </style:style>
    <style:style style:name="T21" style:family="text">
      <style:text-properties officeooo:rsid="0010f458"/>
    </style:style>
    <style:style style:name="T22" style:family="text">
      <style:text-properties fo:color="#ddbb88" loext:opacity="100%" fo:font-family="Consolas, 'Courier New', monospace" fo:font-size="10.5pt" fo:font-weight="normal" officeooo:rsid="0010f458" fo:background-color="#000c18" loext:char-shading-value="0"/>
    </style:style>
    <style:style style:name="T23" style:family="text">
      <style:text-properties fo:color="#6688cc" loext:opacity="100%" fo:font-family="Consolas, 'Courier New', monospace" fo:font-size="10.5pt" fo:font-weight="normal" officeooo:rsid="0010f458" fo:background-color="#000c18" loext:char-shading-value="0"/>
    </style:style>
    <style:style style:name="T24" style:family="text">
      <style:text-properties fo:color="#22aa44" loext:opacity="100%" fo:font-family="Consolas, 'Courier New', monospace" fo:font-size="10.5pt" fo:font-weight="normal" officeooo:rsid="0010f458" fo:background-color="#000c18" loext:char-shading-value="0"/>
    </style:style>
    <style:style style:name="T25" style:family="text">
      <style:text-properties officeooo:rsid="0011b975"/>
    </style:style>
    <style:style style:name="T26" style:family="text">
      <style:text-properties fo:color="#6688cc" loext:opacity="100%" fo:font-family="Consolas, 'Courier New', monospace" fo:font-size="10.5pt" fo:font-weight="normal" officeooo:rsid="0011b975" fo:background-color="#000c18" loext:char-shading-value="0"/>
    </style:style>
    <style:style style:name="T27" style:family="text">
      <style:text-properties fo:color="#225588" loext:opacity="100%" fo:font-family="Consolas, 'Courier New', monospace" fo:font-size="10.5pt" fo:font-weight="normal" officeooo:rsid="0011b975" fo:background-color="#000c18" loext:char-shading-value="0"/>
    </style:style>
    <style:style style:name="T28" style:family="text">
      <style:text-properties fo:color="#ddbb88" loext:opacity="100%" fo:font-family="Consolas, 'Courier New', monospace" fo:font-size="10.5pt" fo:font-weight="normal" officeooo:rsid="0011b975" fo:background-color="#000c18" loext:char-shading-value="0"/>
    </style:style>
    <style:style style:name="T29" style:family="text">
      <style:text-properties fo:color="#22aa44" loext:opacity="100%" fo:font-family="Consolas, 'Courier New', monospace" fo:font-size="10.5pt" fo:font-weight="normal" officeooo:rsid="0011b975" fo:background-color="#000c18" loext:char-shading-value="0"/>
    </style:style>
    <style:style style:name="T30" style:family="text">
      <style:text-properties fo:color="#9966b8" loext:opacity="100%" fo:font-family="Consolas, 'Courier New', monospace" fo:font-size="10.5pt" fo:font-style="italic" fo:font-weight="normal" fo:background-color="#000c18" loext:char-shading-value="0"/>
    </style:style>
    <style:style style:name="T31" style:family="text">
      <style:text-properties officeooo:rsid="0014ace3"/>
    </style:style>
    <style:style style:name="T32" style:family="text">
      <style:text-properties officeooo:rsid="00153c71"/>
    </style:style>
    <style:style style:name="T33" style:family="text">
      <style:text-properties fo:font-size="20pt" fo:font-weight="bold" style:font-size-asian="20pt" style:font-weight-asian="bold" style:font-size-complex="20pt" style:font-weight-complex="bold"/>
    </style:style>
    <style:style style:name="T34" style:family="text">
      <style:text-properties fo:font-size="12pt" fo:font-weight="normal" officeooo:rsid="0015b63c" style:font-size-asian="10.5pt" style:font-weight-asian="normal" style:font-size-complex="12pt" style:font-weight-complex="normal"/>
    </style:style>
    <style:style style:name="T35" style:family="text">
      <style:text-properties fo:color="#6688cc" loext:opacity="100%" fo:font-family="Consolas, 'Courier New', monospace" fo:font-size="10.5pt" fo:font-weight="normal" officeooo:rsid="0015b63c" fo:background-color="#000c18" loext:char-shading-value="0"/>
    </style:style>
    <style:style style:name="T36" style:family="text">
      <style:text-properties officeooo:rsid="0015b63c"/>
    </style:style>
    <style:style style:name="T37" style:family="text">
      <style:text-properties officeooo:rsid="0015c4e7"/>
    </style:style>
    <style:style style:name="T38" style:family="text">
      <style:text-properties fo:font-size="20pt" fo:font-weight="bold" officeooo:rsid="0015c4e7" style:font-size-asian="20pt" style:font-weight-asian="bold" style:font-size-complex="20pt" style:font-weight-complex="bold"/>
    </style:style>
    <style:style style:name="T39" style:family="text">
      <style:text-properties officeooo:rsid="0017a35b"/>
    </style:style>
    <style:style style:name="T40" style:family="text">
      <style:text-properties fo:font-size="20pt" officeooo:rsid="0015b63c" style:font-size-asian="20pt" style:font-size-complex="20pt"/>
    </style:style>
    <style:style style:name="T41" style:family="text">
      <style:text-properties fo:font-size="20pt" fo:font-weight="bold" officeooo:rsid="001a042b" style:font-size-asian="20pt" style:font-weight-asian="bold" style:font-size-complex="20pt" style:font-weight-complex="bold"/>
    </style:style>
    <style:style style:name="T42" style:family="text">
      <style:text-properties officeooo:rsid="001a042b"/>
    </style:style>
    <style:style style:name="T43" style:family="text">
      <style:text-properties fo:font-size="20pt" fo:font-weight="bold" officeooo:rsid="0015b63c" style:font-size-asian="20pt" style:font-weight-asian="bold" style:font-size-complex="20pt" style:font-weight-complex="bold"/>
    </style:style>
    <style:style style:name="T44" style:family="text">
      <style:text-properties fo:font-size="20pt" fo:font-weight="normal" officeooo:rsid="001a042b" style:font-size-asian="20pt" style:font-weight-asian="normal" style:font-size-complex="20pt" style:font-weight-complex="normal"/>
    </style:style>
    <style:style style:name="T45" style:family="text">
      <style:text-properties officeooo:rsid="001d6d48"/>
    </style:style>
    <style:style style:name="T46" style:family="text">
      <style:text-properties officeooo:rsid="001c5c52"/>
    </style:style>
    <style:style style:name="T47" style:family="text">
      <style:text-properties fo:font-size="20pt" fo:font-weight="bold" officeooo:rsid="001d6d48" style:font-size-asian="20pt" style:font-weight-asian="bold" style:font-size-complex="20pt" style:font-weight-complex="bold"/>
    </style:style>
    <style:style style:name="T48" style:family="text">
      <style:text-properties fo:font-weight="normal"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P2"><text:s text:c="72"/><text:span text:style-name="T1">App de autenticación base</text:span></text:p>
      <text:p text:style-name="P2"/>
      <text:p text:style-name="P3">Desglose el package.json y introduccion de donde se almacena la app</text:p>
      <text:p text:style-name="P2"/>
      <text:p text:style-name="P4">1. La app esta alojada en la carpeta mi-app-suppabase , dentro uno de los archivos mas importantes de este tipo de proyecto es el package.json donde estan contenidas las librerias y herramientas de codigo usadas hasta el momento para hacer funcionar todo , dentro de lo instalado encontramos :</text:p>
      <text:p text:style-name="P4"/>
      <text:p text:style-name="P4"><text:tab/><text:tab/><text:tab/><text:tab/><text:tab/><text:span text:style-name="T2">Dependencias de producción</text:span></text:p>
      <text:p text:style-name="P4"/>
      <text:p text:style-name="P4">-react(v19) : Libreria base de UI con ella se puede usar componentes funcionales, Hooks modernos(Use state, useEffect, useContext,useMemo) la base para apps dinamicas y escalables, <text:span text:style-name="T2">principalmente para la creación de componentes.</text:span></text:p>
      <text:p text:style-name="P4"/>
      <text:p text:style-name="P4">-react-router-doom(v7) : Encargada de manejar las rutas dentro del proyecto , puede crear rutas privadas y publicas , anidar interfaces, protección por sesión, navegación dinámica, <text:span text:style-name="T2">permite la comunicación web y renderizar los componentes .jsx en cada vista configurada.</text:span></text:p>
      <text:p text:style-name="P5">En este caso se usa para las vistas creadas como la ruta raiz inicial del proyecto donde es “/” donde se reciben las credenciales de inicio de sesion , tambien esta el acceso a las rutas de registro para crear un usuario en la base de datos donde entran las operaciones crud de insert into, “/login”, “/perfil” , define que componentes se mostraran para cada una de estas rutas.</text:p>
      <text:p text:style-name="P5"><text:s/></text:p>
      <text:p text:style-name="P2">-<text:span text:style-name="T2">@supabase/supabase-js : Es la librería cliente oficial de supabase , permite la comunicación de la app con los servicios de supabase para el almacenamiento de credenciales de inicio o otro dato en bd, con ella en esta app estamos gestionando la autenticación (login,registro), realizar operaciones en la base de datos(Leer , crear, actualizar,borrar datos) , usamos un servicio de almacenamiento de datos es una funcionalidad del servicio para conservar los datos.</text:span></text:p>
      <text:p text:style-name="P2"/>
      <text:p text:style-name="P2">-<text:span text:style-name="T2">Vite: Es la herramienta de construcción y servidor de desarrollo inicial para el proyecto una preconfiguración inicial para comenzar el desarrollo, se usa para tener un servidor de desarrollo local para ver los cambios al instante y si son operativos, en caso de error esta herramienta dara aviso de los errores en tiempo real, optimiza el codigo para produccion empaquetandolo en archivos mas pequeños y eficientes.</text:span></text:p>
      <text:p text:style-name="P2"/>
      <text:p text:style-name="P2">-<text:span text:style-name="T2">@vitejs/plugin-react: es un plugin oficial para vite, permite que vite entienda y compile la sintaxis de JSX de React y habilita funcionalidades como fast refresh.</text:span></text:p>
      <text:p text:style-name="P2"/>
      <text:p text:style-name="P2">-<text:span text:style-name="T2">typescript: Un conjunto de funcionalidades que soportan los editores de codigo como visual studio code donde permite el tipado estatico esto ayuda a la detección de errores en tiempo real dentro del codigo al seguir una sintax exacta una forma modular de escritura, ofrece funciones como autocompletado de codigo y mantenimiento.</text:span></text:p>
      <text:p text:style-name="P2"/>
      <text:p text:style-name="P2">-<text:span text:style-name="T2">@types/react y @types/react-dom : </text:span><text:span text:style-name="T3">Paquetes que contienen las definiciones de tipos de Typescript para react, se usan para que Typescript entienda la estructura y las funciones de react y ReactDOM, proporcionando que se conserve la estructura. </text:span></text:p>
      <text:p text:style-name="P2"/>
      <text:p text:style-name="P2"><text:soft-page-break/>-<text:span text:style-name="T3">eslint : Es una her</text:span><text:span text:style-name="T4">ramienta de “linting” para analizar el codigo estaticamente , sus funciones principales son encontrar y reportar patrones problematicos , errores potenciales y codigo que no sigue las guias del estilo del proyecto , ayudando a mantener codigo limpio y consistente</text:span></text:p>
      <text:p text:style-name="P2">-<text:span text:style-name="T5">typescritpt-eslint y plugins relacionados(@eslint/js,globals): son un conjunto de herramientas para que Eslint pueda analizar el codigo Typescript se usan para adaptar a Eslint para traducir el codigo y la sintaxis de Typescript y pueda aplicar las reglas especificas del lenguaje en este caso Javascript pero es una combinacion de librerias donde se permite el uso de css , javascript para manipular el dom y el crud de datos. </text:span></text:p>
      <text:p text:style-name="P2"/>
      <text:p text:style-name="P2">-<text:span text:style-name="T6">eslint-plugin-react-hooks y eslint-plugin-react-refresh : Plugins de Eslint para react , el primero react-hooks impone las reglas correctas para usar hooks en react, El segundo react-refresh asegura que la configuracion de fast refresh funciones correctamente.</text:span></text:p>
      <text:p text:style-name="P2"/>
      <text:p text:style-name="P2">-<text:span text:style-name="T6">tailwindcsss, postcss, autoprefixer :</text:span></text:p>
      <text:p text:style-name="P3">TAILWINDCSS: Un framework de css “utility-first” que permite diseñar directamente en el html mediante clases un ejemplo seria funciones de css como “text-center” o “bg-blue-500” estas pueden ser aplicadas en las etiquetas directamente y consume los estilos a travez de la web y no crear codigo demas al simplificar algunas cosas. </text:p>
      <text:p text:style-name="P3"/>
      <text:p text:style-name="P3">-postcss: Una herramienta que transforma el css con plugins para ser interpretado. </text:p>
      <text:p text:style-name="P3"/>
      <text:p text:style-name="P3">-AUTOPREFIXER: Un plugin de PostCSS que añade automaticamente prefijos de navegador(-webkit-,-moz-) al css para garantizar la compatibilidad entre navegadores.</text:p>
      <text:p text:style-name="P6"/>
      <text:p text:style-name="P7"><text:s text:c="9"/></text:p>
      <text:p text:style-name="P7"><text:s text:c="95"/></text:p>
      <text:p text:style-name="P7"/>
      <text:p text:style-name="P7"><text:span text:style-name="T7"><text:s/></text:span><text:span text:style-name="T8">El sistema de componentes dentro de la app</text:span><text:span text:style-name="T9"> </text:span></text:p>
      <text:p text:style-name="P7"/>
      <text:p text:style-name="P8">El archivo index.html esta alojado dentro de la carpeta “mi-app-supabase” aquí esta el logo principal de la app donde se hace la referencia y se llama al archivo <text:s/>vite.svg dentro de la carpeta public.</text:p>
      <text:p text:style-name="P8"/>
      <text:list text:style-name="L1">
        <text:list-item>
          <text:p text:style-name="P9"><text:span text:style-name="T10">Esta el encabezado &lt;</text:span><text:span text:style-name="T11">head&gt;&lt;head/&gt; Aqui dentro de la etiqueta head va tambien &lt;meta charset=”UTF-8”/&gt; <text:s/>que controla la codificación de caracteres su proposito es permitir que el navegador interprete correctamente todos los textos,acentos y simbolos especiales (como la “ñ”) que se usen dentro de la aplicación es el UTF-8 estandar universal.</text:span></text:p>
        </text:list-item>
      </text:list>
      <text:p text:style-name="P10"><text:tab/></text:p>
      <text:p text:style-name="P10"><text:span text:style-name="T11"><text:s text:c="7"/>2.</text:span><text:tab/><text:span text:style-name="T11">tambien dentro de la etiqueta head esta </text:span><text:span text:style-name="T12"> </text:span><text:span text:style-name="T13">&lt;</text:span><text:span text:style-name="T14">link</text:span><text:span text:style-name="T13"> </text:span><text:span text:style-name="T15">rel</text:span><text:span text:style-name="T13">=</text:span><text:span text:style-name="T16">"icon"</text:span><text:span text:style-name="T13"> </text:span><text:span text:style-name="T15">type</text:span><text:span text:style-name="T13">=</text:span><text:span text:style-name="T16">"image/svg+xml"</text:span><text:span text:style-name="T13"> </text:span><text:span text:style-name="T15">href</text:span><text:span text:style-name="T13">=</text:span><text:span text:style-name="T16">"/vite.svg"</text:span><text:span text:style-name="T13"> /&gt; </text:span>, <text:span text:style-name="T17">Esta linea de codigo controla el favicon de la pagina que aparece en la pestaña del navegador al acceder a la pagina y que queda en los marcadores al guardar la URL dentro del navegador que esta siendo referenciado desde la carpeta public donde el proyecto tiene acceso a los recursos svg u otro que no sea de carácter privado , en este caso es el pequeño icono por defecto que trae vite+react </text:span><text:s text:c="30"/></text:p>
      <text:p text:style-name="P2"><text:s text:c="60"/></text:p>
      <text:p text:style-name="P11"><text:span text:style-name="T17">3. </text:span><text:span text:style-name="T13">&lt;</text:span><text:span text:style-name="T14">meta</text:span><text:span text:style-name="T13"> </text:span><text:span text:style-name="T15">name</text:span><text:span text:style-name="T13">=</text:span><text:span text:style-name="T16">"viewport"</text:span><text:span text:style-name="T13"> </text:span><text:span text:style-name="T15">content</text:span><text:span text:style-name="T13">=</text:span><text:span text:style-name="T16">"width=device-width, initial-scale=1.0"</text:span><text:span text:style-name="T13"> /&gt; </text:span>,<text:span text:style-name="T17">Controla la forma en la que la pagina se muestra en los dispositivos moviles(Parte del diseño responsivo) el proposito de <text:s/></text:span><text:span text:style-name="T18">width=device-width </text:span>le dice <text:span text:style-name="T17">al navegador que el ancho de ña pagina debe ser igual al del </text:span><text:soft-page-break/><text:span text:style-name="T17">dispositivo, <text:s/></text:span><text:span text:style-name="T18">initial-scale=1.0 </text:span>Esta<text:span text:style-name="T17">blece el nivel de zoom inicial es una etiqueta escencial para que la aplicación se vea de forma correcta en dispositivos moviles y tabletas.</text:span></text:p>
      <text:p text:style-name="P11"/>
      <text:p text:style-name="P11"><text:s text:c="29"/><text:span text:style-name="T17">4.</text:span><text:span text:style-name="T13">&lt;</text:span><text:span text:style-name="T14">title</text:span><text:span text:style-name="T13">&gt;mi-app-supabase&lt;/</text:span><text:span text:style-name="T14">title</text:span><text:span text:style-name="T13">&gt; </text:span>E<text:span text:style-name="T17">sta linea de codigo controla el titulo de la pagina su proposito es el texto que aparece en la pestaña del navegador , es importante para el SEO(Posicionamiento en buscadores) y sirve como un identificador de la pagina.</text:span></text:p>
      <text:p text:style-name="P11"/>
      <text:p text:style-name="P12"><text:span text:style-name="T19">5. La etiqueta &lt;Body&gt;&lt;Body/&gt; es el cuerpo de la pagina contiene el contenido visible de la aplicación dentro de esta etiqueta esta </text:span><text:span text:style-name="T13">&lt;</text:span><text:span text:style-name="T14">div</text:span><text:span text:style-name="T13"> </text:span><text:span text:style-name="T15">id</text:span><text:span text:style-name="T13">=</text:span><text:span text:style-name="T16">"root"</text:span><text:span text:style-name="T13">&gt;&lt;/</text:span><text:span text:style-name="T14">div</text:span><text:span text:style-name="T13">&gt; </text:span>es <text:span text:style-name="T19">el contenedor principal de toda la aplicación react el proposito de este div esta inicialmente vacio actua como el punto de montaje </text:span><text:span text:style-name="T20">donde react a travez de javascript inyectara y gestionara todos los componentes, vistas y elementos interactivos de tu aplicación es la raiz de la interfaz de usuario.</text:span></text:p>
      <text:p text:style-name="P12"/>
      <text:p text:style-name="P13"><text:span text:style-name="T21">6.</text:span><text:span text:style-name="T13">&lt;</text:span><text:span text:style-name="T14">script</text:span><text:span text:style-name="T13"> </text:span><text:span text:style-name="T15">type</text:span><text:span text:style-name="T13">=</text:span><text:span text:style-name="T16">"module"</text:span><text:span text:style-name="T13"> </text:span><text:span text:style-name="T15">src</text:span><text:span text:style-name="T13">=</text:span><text:span text:style-name="T16">"/src/main.tsx"</text:span><text:span text:style-name="T13">&gt;&lt;/</text:span><text:span text:style-name="T14">script</text:span><text:span text:style-name="T13">&gt; </text:span>C<text:span text:style-name="T21">ontrola el inicio de la aplicación react el proposito de esta linea de codigo es el mas importante le dice al navegador que cargue y ejecute el archivo /src/main.tsx , </text:span><text:span text:style-name="T22">type</text:span><text:span text:style-name="T23">=</text:span><text:span text:style-name="T24">"module" </text:span>E<text:span text:style-name="T21">s crucial le indica al navegador que el script utiliza modulos de Javascript ES6 lo que es fundamental para que vite funcione correctamente.</text:span></text:p>
      <text:p text:style-name="P13"/>
      <text:p text:style-name="P14"><text:span text:style-name="T15">src</text:span><text:span text:style-name="T13">=</text:span><text:span text:style-name="T16">"/src/main.tsx" </text:span>Es<text:span text:style-name="T25">te archivo main.tsx contiene el codigo inicial que le dice a react-dom que encuentre el </text:span><text:span text:style-name="T26">&lt;</text:span><text:span text:style-name="T27">div</text:span><text:span text:style-name="T26"> </text:span><text:span text:style-name="T28">id</text:span><text:span text:style-name="T26">=</text:span><text:span text:style-name="T29">"root"</text:span><text:span text:style-name="T26">&gt;&lt;/</text:span><text:span text:style-name="T27">div</text:span><text:span text:style-name="T26">&gt; </text:span>y <text:span text:style-name="T25">que renderice el componente principal de la aplicación llamado </text:span><text:span text:style-name="T13">&lt;</text:span><text:span text:style-name="T30">App</text:span><text:span text:style-name="T13"> /&gt; </text:span>de<text:span text:style-name="T25">ntro de main.tsx. </text:span></text:p>
      <text:p text:style-name="P14"/>
      <text:p text:style-name="P15">El flujo de carga de la aplicación </text:p>
      <text:p text:style-name="P14"/>
      <text:p text:style-name="P16">1. El usuario accede a la URL el servidor envia este unico archivo index.html</text:p>
      <text:p text:style-name="P16">2. <text:span text:style-name="T31">El navegador lee la etiqueta &lt;head&gt; y establece el titulo, el icono, y la configuracion del viewport</text:span> <text:s text:c="25"/></text:p>
      <text:p text:style-name="P17">3.El navegador lee el &lt;body&gt; y encuentra el &lt;div id=”root”&gt;</text:p>
      <text:p text:style-name="P18">4.<text:span text:style-name="T25">Inmediatamente el navegador ejecuta el script </text:span><text:span text:style-name="T26">&lt;</text:span><text:span text:style-name="T27">script</text:span><text:span text:style-name="T26"> </text:span><text:span text:style-name="T28">type</text:span><text:span text:style-name="T26">=</text:span><text:span text:style-name="T29">"module"</text:span><text:span text:style-name="T26"> </text:span><text:span text:style-name="T28">src</text:span><text:span text:style-name="T26">=</text:span><text:span text:style-name="T29">"/src/main.tsx"</text:span><text:span text:style-name="T26">&gt;&lt;/</text:span><text:span text:style-name="T27">script</text:span> </text:p>
      <text:p text:style-name="P19">5.maint.tsx se ejecuta, importa React,ReactDOM el componente principal App </text:p>
      <text:p text:style-name="P19">6.El codigo en main.tsx le dice a ReactDOM “<text:span text:style-name="T32">Renderiza el componente App dentro del elemento con id=’root’ </text:span></text:p>
      <text:p text:style-name="P20">7.A partir de ese momento react toma el control total del contenido dentro del &lt;div id=’root’&gt;, gestionando las vistas , la logica y las interacciones sin volver a cargar index.html </text:p>
      <text:p text:style-name="P21"><text:s text:c="144"/></text:p>
      <text:p text:style-name="P22"><text:span text:style-name="T7">El archivo </text:span><text:span text:style-name="T33">main.tsx</text:span></text:p>
      <text:p text:style-name="P23"/>
      <text:p text:style-name="P24"><text:span text:style-name="T34">Es el punto de entrada de la aplicación aquí se importa ReactDOM y React tambien se importa la App principal que es el componente App.tsx </text:span><text:span text:style-name="T13">ReactDOM.</text:span><text:span text:style-name="T15">createRoot</text:span><text:span text:style-name="T13">(document.</text:span><text:span text:style-name="T15">getElementById</text:span><text:span text:style-name="T13">(</text:span><text:span text:style-name="T16">'root'</text:span><text:span text:style-name="T13">)</text:span><text:span text:style-name="T14">!</text:span><text:span text:style-name="T13">).</text:span><text:span text:style-name="T15">render</text:span><text:span text:style-name="T13">(“… </text:span><text:span text:style-name="T35">Le dice como renderizar la app desde aquí en modo estricto y carga el componente &lt;App/&gt;</text:span><text:span text:style-name="T13">”) </text:span>e<text:span text:style-name="T36">n el DOM element with the ID root</text:span></text:p>
      <text:p text:style-name="P24">&lt;<text:span text:style-name="T36">React.StrictMode&gt; Es una herramienta para evitar potenciales problemas en la aplicación , </text:span><text:span text:style-name="T37">da señales y avisos por la consola del navegador(leer por la web para mas información).</text:span></text:p>
      <text:p text:style-name="P24"/>
      <text:p text:style-name="P24"><text:s text:c="6"/></text:p>
      <text:p text:style-name="P25"><text:soft-page-break/><text:span text:style-name="T7">El archivo </text:span><text:span text:style-name="T38">App.tsx</text:span></text:p>
      <text:p text:style-name="P26"><text:s text:c="24"/></text:p>
      <text:p text:style-name="P27">En este componente se importan los componentes creados dentro del proyecto y se asignan como rutas , tambien se importa un componente importante la PrivateRoute.tsx que esta en la carpeta componentes para definir la ruta privada a la que se accede al realizar el inicio de sesión.</text:p>
      <text:p text:style-name="P27"/>
      <text:p text:style-name="P27">Se importa react-router-<text:span text:style-name="T39">dom</text:span> para definir las rutas <text:span text:style-name="T39">de la aplicación, &lt;AuthProvider&gt;&lt;AuthProvider/&gt; se usa para envolver todas las rutas definidas dentro del componente App.tsx dando el contexto o la condicion de que el usuario debe estar autorizado al iniciar un unico usuario, <text:s/></text:span><text:s/></text:p>
      <text:p text:style-name="P28"/>
      <text:p text:style-name="P2"/>
      <text:p text:style-name="P2"><text:s text:c="152"/></text:p>
      <text:p text:style-name="P29"><text:s/><text:span text:style-name="T40">El archivo </text:span><text:span text:style-name="T41">Index.css</text:span></text:p>
      <text:p text:style-name="P30"/>
      <text:p text:style-name="P29">d<text:span text:style-name="T42">efine los estilos para toda la aplicación , como la fuente que se usa en toda la pagina, colores y estilos por default que se aplican a todo es el punto para editar de forma general para el &lt;body&gt;, &lt;a&gt; y &lt;button&gt; incluye estilos de la iluminacion y temas de oscuridad.</text:span></text:p>
      <text:p text:style-name="P29"/>
      <text:p text:style-name="P29"><text:span text:style-name="T40">El archivo</text:span><text:span text:style-name="T43"> </text:span><text:span text:style-name="T41">App.css</text:span><text:span text:style-name="T44"> </text:span></text:p>
      <text:p text:style-name="P31"/>
      <text:p text:style-name="P31"><text:span text:style-name="T42">Contiene los estilos especificos para el componente App , las animaciones del logo y estilos generales de lo que exista en el componente.</text:span></text:p>
      <text:p text:style-name="P31"/>
      <text:p text:style-name="P32"><text:span text:style-name="T45">El archivo </text:span><text:span text:style-name="T42">src/types.ts</text:span></text:p>
      <text:p text:style-name="P32"/>
      <text:p text:style-name="P33">Este archivo define los tipos de typescript utilizados en toda la aplicación, garantizando la seguridad de tipos y una mejos mantenibilidad del codigo.</text:p>
      <text:p text:style-name="P33"/>
      <text:p text:style-name="P33">AuthCredentials es la interfaz para las credenciales necesarias en el registro (sign-up) y el inicio de sesión (sign-in).</text:p>
      <text:p text:style-name="P33"/>
      <text:p text:style-name="P33">Campos: “email”&gt;correo electronico , “password”&gt;Contraseña del usuario, “username”&gt;Nombre de usuario opcional.</text:p>
      <text:p text:style-name="P33"/>
      <text:p text:style-name="P33">Profile es la interfaz que representa el perfil del usuario sus campos son “username”&gt;Nombre de usuario asociado al perfil.</text:p>
      <text:p text:style-name="P33"/>
      <text:p text:style-name="P33">AuthContextType este define la estructura del contexto de autenticación de la aplicación incluye la sesion del usuario (Informaci<text:span text:style-name="T46">ón sobre si esta autenticado), Perfil del usuario, Funciones de autenticación son signUp&gt;Registrar un nuevo usuario, signIn&gt;Iniciar sesion,signOut&gt;Cerrar sesión, el estado de carga (Loading) para manejar procesos asíncronos, Funcion para obtener el perfil del usuario.</text:span></text:p>
      <text:p text:style-name="P31"/>
      <text:p text:style-name="P31"/>
      <text:p text:style-name="P34"><text:soft-page-break/><text:span text:style-name="T40">El archivo</text:span><text:span text:style-name="T43"> </text:span><text:span text:style-name="T47">src/components/PrivateRoute.tsx</text:span></text:p>
      <text:p text:style-name="P35"/>
      <text:p text:style-name="P36"><text:span text:style-name="T45">Este componente protege las rutas exigiendo la autenticación en primera instancia usa “useAuth” hook (Una funcion especial que permite chequear si el usuario esta logeado dentro de la app web) si el usuario esta cargando muestra el display de loading “Cargando” el mensaje, si el usuario is logged in(Esta iniciado) este renderiza el componente &lt;Outlet/&gt; si el usuario no esta logeado iniciado en sesión este es redirigido a la pagina en la ruta llamada <text:s/></text:span><text:span text:style-name="T48"><text:s text:c="51"/></text:span></text:p>
      <text:p text:style-name="P2"><text:s text:c="76"/></text:p>
      <text:p text:style-name="P2"/>
      <text:p text:style-name="P2"/>
      <text:p text:style-name="P2"/>
      <text:p text:style-name="P2"><text:s text:c="1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C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4T22:05:35.656719900</meta:creation-date>
    <dc:date>2026-01-08T23:29:16.079282900</dc:date>
    <meta:editing-duration>PT1H26M</meta:editing-duration>
    <meta:editing-cycles>20</meta:editing-cycles>
    <meta:generator>LibreOffice/25.2.7.2$Windows_X86_64 LibreOffice_project/5cbfd1ab6520636bb5f7b99185aa69bd7456825d</meta:generator>
    <meta:document-statistic meta:table-count="0" meta:image-count="0" meta:object-count="0" meta:page-count="5" meta:paragraph-count="65" meta:word-count="1705" meta:character-count="11855" meta:non-whitespace-character-count="9377"/>
  </office:meta>
</office:document-meta>
</file>